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5.6771in"/>
    </style:style>
    <style:style style:name="Table1.A1" style:family="table-cell">
      <style:table-cell-properties fo:padding="0in" fo:border="none" style:writing-mode="page"/>
    </style:style>
    <style:style style:name="P1" style:family="paragraph" style:parent-style-name="Heading">
      <style:text-properties officeooo:paragraph-rsid="001c435e"/>
    </style:style>
    <style:style style:name="P2" style:family="paragraph" style:parent-style-name="Heading">
      <style:text-properties officeooo:rsid="0026a993" officeooo:paragraph-rsid="0026a993"/>
    </style:style>
    <style:style style:name="P3" style:family="paragraph" style:parent-style-name="Preformatted_20_Text">
      <style:text-properties officeooo:rsid="001aae56" officeooo:paragraph-rsid="001aae56"/>
    </style:style>
    <style:style style:name="P4" style:family="paragraph" style:parent-style-name="Preformatted_20_Text">
      <style:text-properties officeooo:paragraph-rsid="001aae56"/>
    </style:style>
    <style:style style:name="P5" style:family="paragraph" style:parent-style-name="Preformatted_20_Text">
      <style:text-properties officeooo:rsid="001c435e" officeooo:paragraph-rsid="001c435e"/>
    </style:style>
    <style:style style:name="P6" style:family="paragraph" style:parent-style-name="Preformatted_20_Text">
      <style:text-properties officeooo:rsid="001c435e" officeooo:paragraph-rsid="00208a6c"/>
    </style:style>
    <style:style style:name="P7" style:family="paragraph" style:parent-style-name="Preformatted_20_Text">
      <style:text-properties fo:font-style="normal" officeooo:rsid="001c435e" officeooo:paragraph-rsid="001c435e" style:font-style-asian="normal" style:font-style-complex="normal"/>
    </style:style>
    <style:style style:name="P8" style:family="paragraph" style:parent-style-name="Preformatted_20_Text">
      <style:text-properties fo:font-style="normal" officeooo:rsid="001c435e" officeooo:paragraph-rsid="00208a6c" style:font-style-asian="normal" style:font-style-complex="normal"/>
    </style:style>
    <style:style style:name="P9" style:family="paragraph" style:parent-style-name="Preformatted_20_Text">
      <style:text-properties fo:font-style="normal" officeooo:paragraph-rsid="001c435e" style:font-style-asian="normal" style:font-style-complex="normal"/>
    </style:style>
    <style:style style:name="P10" style:family="paragraph" style:parent-style-name="Preformatted_20_Text">
      <style:text-properties officeooo:paragraph-rsid="001c435e"/>
    </style:style>
    <style:style style:name="P11" style:family="paragraph" style:parent-style-name="Preformatted_20_Text">
      <style:text-properties fo:font-style="italic" style:font-style-asian="italic" style:font-style-complex="italic"/>
    </style:style>
    <style:style style:name="P12" style:family="paragraph" style:parent-style-name="Preformatted_20_Text">
      <style:paragraph-properties fo:text-align="end" style:justify-single-word="false"/>
    </style:style>
    <style:style style:name="P13" style:family="paragraph" style:parent-style-name="Preformatted_20_Text">
      <style:text-properties officeooo:paragraph-rsid="00208a6c"/>
    </style:style>
    <style:style style:name="P14" style:family="paragraph" style:parent-style-name="Text_20_body">
      <style:text-properties officeooo:rsid="001aae56" officeooo:paragraph-rsid="001aae56"/>
    </style:style>
    <style:style style:name="P15" style:family="paragraph" style:parent-style-name="Text_20_body">
      <style:text-properties officeooo:rsid="001b2d95" officeooo:paragraph-rsid="001b2d95"/>
    </style:style>
    <style:style style:name="P16" style:family="paragraph" style:parent-style-name="Text_20_body">
      <style:text-properties officeooo:paragraph-rsid="001aae56"/>
    </style:style>
    <style:style style:name="P17" style:family="paragraph" style:parent-style-name="Text_20_body">
      <style:text-properties officeooo:paragraph-rsid="001fe6e1"/>
    </style:style>
    <style:style style:name="P18" style:family="paragraph" style:parent-style-name="Text_20_body">
      <style:text-properties officeooo:rsid="00220f56" officeooo:paragraph-rsid="00220f56"/>
    </style:style>
    <style:style style:name="P19" style:family="paragraph" style:parent-style-name="Text_20_body">
      <style:text-properties officeooo:rsid="0023bdb8" officeooo:paragraph-rsid="0023bdb8"/>
    </style:style>
    <style:style style:name="P20" style:family="paragraph" style:parent-style-name="Text_20_body">
      <style:text-properties officeooo:rsid="0026a993" officeooo:paragraph-rsid="0026a993"/>
    </style:style>
    <style:style style:name="P21" style:family="paragraph" style:parent-style-name="Text_20_body">
      <style:text-properties officeooo:rsid="0027916e" officeooo:paragraph-rsid="0027916e"/>
    </style:style>
    <style:style style:name="P22" style:family="paragraph" style:parent-style-name="Text_20_body">
      <style:text-properties officeooo:rsid="00295fd7" officeooo:paragraph-rsid="00295fd7"/>
    </style:style>
    <style:style style:name="P23" style:family="paragraph" style:parent-style-name="Text_20_body">
      <style:text-properties officeooo:paragraph-rsid="002a960e"/>
    </style:style>
    <style:style style:name="P24" style:family="paragraph" style:parent-style-name="Standard">
      <style:text-properties officeooo:rsid="00220f56" officeooo:paragraph-rsid="00220f56"/>
    </style:style>
    <style:style style:name="P25" style:family="paragraph" style:parent-style-name="Standard">
      <style:text-properties officeooo:paragraph-rsid="0024e363"/>
    </style:style>
    <style:style style:name="P26" style:family="paragraph" style:parent-style-name="Table_20_Contents">
      <style:text-properties officeooo:rsid="0023bdb8" officeooo:paragraph-rsid="0023bdb8"/>
    </style:style>
    <style:style style:name="P27" style:family="paragraph" style:parent-style-name="Table_20_Contents">
      <style:paragraph-properties fo:text-align="center" style:justify-single-word="false"/>
      <style:text-properties fo:font-weight="bold" officeooo:rsid="0023bdb8" officeooo:paragraph-rsid="0023bdb8" style:font-weight-asian="bold" style:font-weight-complex="bold"/>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officeooo:rsid="00262def" officeooo:paragraph-rsid="00262def"/>
    </style:style>
    <style:style style:name="P30" style:family="paragraph" style:parent-style-name="Heading_20_1">
      <style:text-properties officeooo:rsid="001aae56" officeooo:paragraph-rsid="001aae56"/>
    </style:style>
    <style:style style:name="P31" style:family="paragraph" style:parent-style-name="Heading_20_1">
      <style:text-properties officeooo:rsid="001fe6e1" officeooo:paragraph-rsid="001fe6e1"/>
    </style:style>
    <style:style style:name="P32" style:family="paragraph" style:parent-style-name="Heading_20_1">
      <style:text-properties officeooo:rsid="0023bdb8" officeooo:paragraph-rsid="0023bdb8"/>
    </style:style>
    <style:style style:name="P33" style:family="paragraph" style:parent-style-name="Heading_20_1">
      <style:text-properties officeooo:rsid="002a960e" officeooo:paragraph-rsid="002a960e"/>
    </style:style>
    <style:style style:name="P34" style:family="paragraph" style:parent-style-name="Heading_20_2">
      <style:text-properties officeooo:rsid="001c435e" officeooo:paragraph-rsid="001c435e"/>
    </style:style>
    <style:style style:name="P35" style:family="paragraph" style:parent-style-name="Heading_20_2">
      <style:text-properties officeooo:rsid="00220f56" officeooo:paragraph-rsid="00220f56"/>
    </style:style>
    <style:style style:name="P36" style:family="paragraph" style:parent-style-name="Preformatted_20_Text">
      <style:text-properties officeooo:paragraph-rsid="002da079"/>
    </style:style>
    <style:style style:name="P37" style:family="paragraph" style:parent-style-name="Standard">
      <style:text-properties fo:font-style="normal" officeooo:rsid="0026a993" officeooo:paragraph-rsid="0024e363" style:font-style-asian="normal" style:font-style-complex="normal"/>
    </style:style>
    <style:style style:name="P38" style:family="paragraph" style:parent-style-name="Standard">
      <style:text-properties fo:font-style="normal" officeooo:rsid="0023bdb8" style:font-style-asian="normal" style:font-style-complex="normal"/>
    </style:style>
    <style:style style:name="P39" style:family="paragraph" style:parent-style-name="Standard">
      <style:text-properties fo:color="#000000" style:font-name="Ubuntu Mono" fo:font-size="10.5pt" fo:font-style="normal" fo:font-weight="normal" officeooo:rsid="00220f56" officeooo:paragraph-rsid="00220f56" style:font-size-asian="10.5pt" style:font-style-asian="normal" style:font-weight-asian="normal"/>
    </style:style>
    <style:style style:name="P40" style:family="paragraph" style:parent-style-name="Text_20_body" style:list-style-name="L1">
      <style:text-properties officeooo:rsid="001b2d95" officeooo:paragraph-rsid="001b2d95"/>
    </style:style>
    <style:style style:name="P41" style:family="paragraph" style:parent-style-name="Text_20_body">
      <style:text-properties officeooo:paragraph-rsid="0027916e"/>
    </style:style>
    <style:style style:name="T1" style:family="text">
      <style:text-properties officeooo:rsid="001aae56"/>
    </style:style>
    <style:style style:name="T2" style:family="text">
      <style:text-properties fo:font-style="italic" style:font-style-asian="italic" style:font-style-complex="italic"/>
    </style:style>
    <style:style style:name="T3" style:family="text">
      <style:text-properties fo:font-style="italic" officeooo:rsid="001aae56" style:font-style-asian="italic" style:font-style-complex="italic"/>
    </style:style>
    <style:style style:name="T4" style:family="text">
      <style:text-properties fo:font-style="italic" officeooo:rsid="001c435e" style:font-style-asian="italic" style:font-style-complex="italic"/>
    </style:style>
    <style:style style:name="T5" style:family="text">
      <style:text-properties fo:font-style="italic" officeooo:rsid="0023bdb8" style:font-style-asian="italic" style:font-style-complex="italic"/>
    </style:style>
    <style:style style:name="T6" style:family="text">
      <style:text-properties fo:font-style="italic" officeooo:rsid="002ed57d"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aae56" style:font-style-asian="normal" style:font-style-complex="normal"/>
    </style:style>
    <style:style style:name="T9" style:family="text">
      <style:text-properties fo:font-style="normal" officeooo:rsid="001b2d95" style:font-style-asian="normal" style:font-style-complex="normal"/>
    </style:style>
    <style:style style:name="T10" style:family="text">
      <style:text-properties fo:font-style="normal" officeooo:rsid="001c435e" style:font-style-asian="normal" style:font-style-complex="normal"/>
    </style:style>
    <style:style style:name="T11" style:family="text">
      <style:text-properties fo:font-style="normal" officeooo:rsid="0023bdb8" style:font-style-asian="normal" style:font-style-complex="normal"/>
    </style:style>
    <style:style style:name="T12" style:family="text">
      <style:text-properties fo:font-style="normal" officeooo:rsid="0024e363" style:font-style-asian="normal" style:font-style-complex="normal"/>
    </style:style>
    <style:style style:name="T13" style:family="text">
      <style:text-properties fo:font-style="normal" officeooo:rsid="0026a993" style:font-style-asian="normal" style:font-style-complex="normal"/>
    </style:style>
    <style:style style:name="T14" style:family="text">
      <style:text-properties fo:font-style="normal" officeooo:rsid="002ed57d" style:font-style-asian="normal" style:font-style-complex="normal"/>
    </style:style>
    <style:style style:name="T15" style:family="text">
      <style:text-properties fo:font-style="normal" fo:font-weight="bold" officeooo:rsid="002ed57d" style:font-style-asian="normal" style:font-weight-asian="bold" style:font-style-complex="normal" style:font-weight-complex="bold"/>
    </style:style>
    <style:style style:name="T16" style:family="text">
      <style:text-properties style:font-name="Liberation Mono" fo:font-size="10pt" fo:font-weight="bold" style:font-size-asian="10pt" style:font-weight-asian="bold" style:font-size-complex="10pt" style:font-weight-complex="bold"/>
    </style:style>
    <style:style style:name="T17" style:family="text">
      <style:text-properties style:font-name="Liberation Mono" fo:font-size="10pt" officeooo:rsid="001c435e" style:font-name-asian="Noto Sans Mono CJK SC" style:font-size-asian="10pt" style:font-name-complex="Liberation Mono" style:font-size-complex="10pt"/>
    </style:style>
    <style:style style:name="T18" style:family="text">
      <style:text-properties style:font-name="Liberation Mono" fo:font-size="10pt" officeooo:rsid="00208a6c" style:font-name-asian="Noto Sans Mono CJK SC" style:font-size-asian="10pt" style:font-name-complex="Liberation Mono" style:font-size-complex="10pt"/>
    </style:style>
    <style:style style:name="T19" style:family="text">
      <style:text-properties style:font-name="Liberation Mono" fo:font-size="10pt" officeooo:rsid="0027916e" style:font-name-asian="Noto Sans Mono CJK SC" style:font-size-asian="10pt" style:font-name-complex="Liberation Mono" style:font-size-complex="10pt"/>
    </style:style>
    <style:style style:name="T20" style:family="text">
      <style:text-properties style:font-name="Liberation Mono" fo:font-size="10pt" fo:font-style="normal" officeooo:rsid="001c435e" style:font-name-asian="Noto Sans Mono CJK SC" style:font-size-asian="10pt" style:font-style-asian="normal" style:font-name-complex="Liberation Mono" style:font-size-complex="10pt" style:font-style-complex="normal"/>
    </style:style>
    <style:style style:name="T21" style:family="text">
      <style:text-properties officeooo:rsid="001c435e"/>
    </style:style>
    <style:style style:name="T22" style:family="text">
      <style:text-properties officeooo:rsid="001c8467"/>
    </style:style>
    <style:style style:name="T23" style:family="text">
      <style:text-properties officeooo:rsid="001c9a62"/>
    </style:style>
    <style:style style:name="T24" style:family="text">
      <style:text-properties officeooo:rsid="001e215a"/>
    </style:style>
    <style:style style:name="T25" style:family="text">
      <style:text-properties officeooo:rsid="001fe6e1"/>
    </style:style>
    <style:style style:name="T26" style:family="text">
      <style:text-properties fo:font-weight="bold" officeooo:rsid="001fe6e1" style:font-weight-asian="bold" style:font-weight-complex="bold"/>
    </style:style>
    <style:style style:name="T27" style:family="text">
      <style:text-properties officeooo:rsid="00208a6c"/>
    </style:style>
    <style:style style:name="T28" style:family="text">
      <style:text-properties officeooo:rsid="0023bdb8"/>
    </style:style>
    <style:style style:name="T29" style:family="text">
      <style:text-properties officeooo:rsid="00262def"/>
    </style:style>
    <style:style style:name="T30" style:family="text">
      <style:text-properties officeooo:rsid="00267847"/>
    </style:style>
    <style:style style:name="T31" style:family="text">
      <style:text-properties officeooo:rsid="0027461a"/>
    </style:style>
    <style:style style:name="T32" style:family="text">
      <style:text-properties officeooo:rsid="002847f5"/>
    </style:style>
    <style:style style:name="T33" style:family="text">
      <style:text-properties officeooo:rsid="002a960e"/>
    </style:style>
    <style:style style:name="T34" style:family="text">
      <style:text-properties officeooo:rsid="002b7e66"/>
    </style:style>
    <style:style style:name="T35" style:family="text">
      <style:text-properties officeooo:rsid="002bb345"/>
    </style:style>
    <style:style style:name="T36" style:family="text">
      <style:text-properties officeooo:rsid="002da079"/>
    </style:style>
    <style:style style:name="T37" style:family="text">
      <style:text-properties officeooo:rsid="0027916e"/>
    </style:style>
    <style:style style:name="T38" style:family="text">
      <style:text-properties style:font-name="Liberation Mono" fo:font-size="10pt" fo:font-weight="bold" officeooo:rsid="002da079" style:font-size-asian="10pt" style:font-weight-asian="bold" style:font-size-complex="10pt" style:font-weight-complex="bold"/>
    </style:style>
    <style:style style:name="T39" style:family="text">
      <style:text-properties style:font-name="Liberation Mono" fo:font-size="10pt" fo:font-weight="bold" officeooo:rsid="0027916e" style:font-size-asian="10pt" style:font-weight-asian="bold" style:font-size-complex="10pt" style:font-weight-complex="bold"/>
    </style:style>
    <style:style style:name="T40" style:family="text">
      <style:text-properties style:font-name="Liberation Mono" fo:font-size="10pt" fo:font-style="normal" fo:font-weight="bold" officeooo:rsid="002ed57d" style:font-size-asian="10pt" style:font-style-asian="normal" style:font-weight-asian="bold" style:font-size-complex="10pt" style:font-style-complex="normal" style:font-weight-complex="bold"/>
    </style:style>
    <style:style style:name="T41" style:family="text">
      <style:text-properties style:font-name="Liberation Mono" fo:font-style="normal" fo:font-weight="bold" officeooo:rsid="002ed57d" style:font-style-asian="normal" style:font-weight-asian="bold" style:font-style-complex="normal" style:font-weight-complex="bold"/>
    </style:style>
    <style:style style:name="T42" style:family="text">
      <style:text-properties officeooo:rsid="002ed57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A<text:span text:style-name="T22">S</text:span> <text:span text:style-name="T1">Protocol</text:span></text:p>
      <text:p text:style-name="P16"><text:span text:style-name="T1">The SA</text:span><text:span text:style-name="T22">S</text:span><text:span text:style-name="T1"> (Subject - </text:span><text:span text:style-name="T22">A</text:span><text:span text:style-name="T1">ction <text:s/></text:span><text:span text:style-name="T22">Service</text:span><text:span text:style-name="T1">) protocol allows for running command line applications remotely. </text:span><text:span text:style-name="T23">It allows for multiple users to register and they may have multiple sessions with their own I/O. </text:span><text:span text:style-name="T1"><text:s text:c="2"/></text:span><text:span text:style-name="T23">All exchanges</text:span><text:span text:style-name="T1"> </text:span><text:span text:style-name="T23">are</text:span><text:span text:style-name="T1"> secure. </text:span><text:span text:style-name="T23">You must implement the commands to run, as <text:s/>this is just a framework and servlet that allows that. </text:span><text:span text:style-name="T36">Any command line program can be converted to an SAS version. What happens is that the IO is replaced by the SAS version, allowing the entire application to operate oblivious to SAS. The user just uses the application but the calls are executed on the service and returned. </text:span></text:p>
      <text:h text:style-name="P30" text:outline-level="1">Prerequisites</text:h>
      <text:p text:style-name="P14"><text:span text:style-name="T24">The client registers (out of band, at this point so an administrator can vet them) and </text:span>client sends the server a public key. <text:span text:style-name="T24">The client</text:span> will use the private key to encrypt all exchanges. <text:span text:style-name="T24">In the initial exchange, a symmetric key </text:span><text:span text:style-name="T25">(henceforth called the </text:span><text:span text:style-name="T26">session key) </text:span><text:span text:style-name="T24">is created and exchanged and all subsequent communications occur with that. This is a minor variation on PGP.</text:span></text:p>
      <text:p text:style-name="P14">The basic protocol is POST only and the body of the post is a based64 string which consists of a JSON Object (details on format below) that has been converted to a string then encrypted. The body of the post is never in plain text, though the content type is text.</text:p>
      <text:p text:style-name="P15">Information is sent as headers. The initial logon requires sending Authorization Basic and after that, the session id must be included as <text:span text:style-name="T16">session-id</text:span></text:p>
      <text:h text:style-name="Heading_20_2" text:outline-level="2">Request format</text:h>
      <text:p text:style-name="P14">A request is of the form</text:p>
      <text:p text:style-name="P12">{"sa<text:span text:style-name="T22">s</text:span>": </text:p>
      <text:p text:style-name="Preformatted_20_Text"><text:s text:c="3"/>{"action" : <text:span text:style-name="T2">action,</text:span></text:p>
      <text:p text:style-name="P4"><text:span text:style-name="T2"><text:s text:c="4"/>"</text:span><text:span text:style-name="T8">content</text:span><text:span text:style-name="T3">" :</text:span><text:span text:style-name="T8"> </text:span><text:span text:style-name="T9">base64 </text:span><text:span text:style-name="T8">string</text:span><text:span text:style-name="T7"> </text:span></text:p>
      <text:p text:style-name="Preformatted_20_Text"><text:s/>},</text:p>
      <text:p text:style-name="Preformatted_20_Text"><text:span text:style-name="T2">"</text:span><text:span text:style-name="T7">comment</text:span><text:span text:style-name="T2">": string</text:span></text:p>
      <text:p text:style-name="Preformatted_20_Text">}</text:p>
      <text:p text:style-name="Text_20_body"/>
      <text:p text:style-name="Heading">Actions:</text:p>
      <text:list xml:id="list846701552" text:style-name="L1">
        <text:list-item>
          <text:p text:style-name="P40">logon - initial logon</text:p>
        </text:list-item>
        <text:list-item>
          <text:p text:style-name="P40">execute - take the content, execute it</text:p>
        </text:list-item>
        <text:list-item>
          <text:p text:style-name="P40">logoff - end the session.</text:p>
        </text:list-item>
      </text:list>
      <text:p text:style-name="P15">The entire request is encrypted with the client’s private key. </text:p>
      <text:h text:style-name="Heading_20_1" text:outline-level="1"><text:soft-page-break/>Initial <text:span text:style-name="T1">logon</text:span></text:h>
      <text:p text:style-name="Heading">Request</text:p>
      <text:p text:style-name="P3"/>
      <text:p text:style-name="P3">{"sa<text:span text:style-name="T22">s</text:span>":{"action":"logon"}}</text:p>
      <text:p text:style-name="Heading">Headers</text:p>
      <text:p text:style-name="P14">Basic authorization header. There is no password.</text:p>
      <text:p text:style-name="Heading">Response</text:p>
      <text:p text:style-name="P10">{</text:p>
      <text:p text:style-name="P10"><text:s/>"status":<text:span text:style-name="T4">int</text:span>, </text:p>
      <text:p text:style-name="P10"><text:s/>"session_id":<text:span text:style-name="T2">uuid</text:span></text:p>
      <text:p text:style-name="P9">}</text:p>
      <text:p text:style-name="P11"/>
      <text:p text:style-name="P15">The returned session_id must be sent with each future request in the header name <text:span text:style-name="T16">session-id</text:span>.</text:p>
      <text:h text:style-name="P34" text:outline-level="2">Execute</text:h>
      <text:p text:style-name="Heading">Request</text:p>
      <text:p text:style-name="P5">{"sa<text:span text:style-name="T22">s</text:span>":</text:p>
      <text:p text:style-name="P5"><text:s text:c="2"/>{"action":"execute",</text:p>
      <text:p text:style-name="P5"><text:s text:c="4"/>"content": <text:span text:style-name="T2">base64string</text:span></text:p>
      <text:p text:style-name="P5"><text:span text:style-name="T2"><text:s text:c="2"/></text:span><text:span text:style-name="T7">}</text:span></text:p>
      <text:p text:style-name="P7">}</text:p>
      <text:p text:style-name="Heading">Header</text:p>
      <text:p text:style-name="Preformatted_20_Text">session-id</text:p>
      <text:p text:style-name="Heading">Response</text:p>
      <text:p text:style-name="P5">{ "status": <text:span text:style-name="T2">int,</text:span></text:p>
      <text:p text:style-name="P5"><text:span text:style-name="T2"><text:s text:c="2"/>"</text:span><text:span text:style-name="T7">content</text:span><text:span text:style-name="T2">": base64string,</text:span></text:p>
      <text:p text:style-name="P5"><text:span text:style-name="T2"><text:s text:c="2"/>"</text:span><text:span text:style-name="T7">prompt</text:span><text:span text:style-name="T2">": base64string</text:span></text:p>
      <text:p text:style-name="P7">}</text:p>
      <text:p text:style-name="P7"/>
      <text:h text:style-name="Heading_20_1" text:outline-level="1">Logoff</text:h>
      <text:p text:style-name="P1">Request</text:p>
      <text:p text:style-name="P5">{"sa<text:span text:style-name="T22">s</text:span>":</text:p>
      <text:p text:style-name="P10"><text:span text:style-name="T21"><text:s text:c="2"/>{"action":"</text:span><text:span text:style-name="T17">logoff</text:span><text:span text:style-name="T21">"</text:span><text:span text:style-name="T10">}</text:span></text:p>
      <text:p text:style-name="P7">}</text:p>
      <text:p text:style-name="P1">Header</text:p>
      <text:p text:style-name="Preformatted_20_Text">session-id</text:p>
      <text:p text:style-name="P1"><text:soft-page-break/>Response</text:p>
      <text:p text:style-name="P5">{ "status": <text:span text:style-name="T2">int,</text:span></text:p>
      <text:p text:style-name="P10"><text:span text:style-name="T4"><text:s text:c="2"/>"</text:span><text:span text:style-name="T20">message</text:span><text:span text:style-name="T4">": base64string</text:span></text:p>
      <text:p text:style-name="P7">}</text:p>
      <text:p text:style-name="P7"/>
      <text:h text:style-name="P31" text:outline-level="1">New Key</text:h>
      <text:p text:style-name="P17"><text:span text:style-name="T25">This is a request from the client for a new session key. Clients should request a new one ever so often if they want to ensure very high levels of security. The old key is invalidated and all encryption occurs with the new se</text:span><text:span text:style-name="T27">ss</text:span><text:span text:style-name="T25">ion key.</text:span></text:p>
      <text:p text:style-name="Heading">Request</text:p>
      <text:p text:style-name="P6">{"sa<text:span text:style-name="T22">s</text:span>":</text:p>
      <text:p text:style-name="P13"><text:span text:style-name="T21"><text:s text:c="2"/>{"action":"</text:span><text:span text:style-name="T18">new_key</text:span><text:span text:style-name="T21">"</text:span><text:span text:style-name="T10">}</text:span></text:p>
      <text:p text:style-name="P8">}</text:p>
      <text:p text:style-name="Heading">Header</text:p>
      <text:p text:style-name="P13">session-id</text:p>
      <text:p text:style-name="Heading">Response</text:p>
      <text:h text:style-name="Heading_20_1" text:outline-level="1">Configuring a server</text:h>
      <text:h text:style-name="Heading_20_2" text:outline-level="2">The Server configuration</text:h>
      <text:p text:style-name="P21">The basic server configuration is much like any configuration in the <text:a xlink:type="simple" xlink:href="https://ncsa.githib.io/security-lib" text:style-name="Internet_20_link" text:visited-style-name="Visited_20_Internet_20_Link">NCSA security library</text:a>.</text:p>
      <text:p text:style-name="Preformatted_20_Text">&lt;config&gt;</text:p>
      <text:p text:style-name="P36"><text:s text:c="2"/>&lt;sas name="default" </text:p>
      <text:p text:style-name="P36"><text:s text:c="7"/>alias="debug"</text:p>
      <text:p text:style-name="P36"><text:s text:c="7"/><text:span text:style-name="T36">accessList="localhost"</text:span>/&gt;</text:p>
      <text:p text:style-name="Preformatted_20_Text"><text:s text:c="2"/>&lt;sas name="debug"</text:p>
      <text:p text:style-name="Preformatted_20_Text"><text:s text:c="7"/>enabled="true"&gt;</text:p>
      <text:p text:style-name="Preformatted_20_Text"><text:s text:c="2"/>&lt;fileStore path="/home/ncsa/apps/<text:span text:style-name="T19">sas</text:span>/storage"&gt;</text:p>
      <text:p text:style-name="Preformatted_20_Text"><text:s text:c="5"/>&lt;clients/&gt;</text:p>
      <text:p text:style-name="Preformatted_20_Text"><text:s text:c="2"/>&lt;/fileStore&gt;</text:p>
      <text:p text:style-name="Preformatted_20_Text"><text:s text:c="3"/></text:p>
      <text:p text:style-name="Preformatted_20_Text"><text:s text:c="2"/>&lt;/sas&gt;</text:p>
      <text:p text:style-name="Preformatted_20_Text">&lt;/config&gt;</text:p>
      <text:p text:style-name="Text_20_body"/>
      <text:p text:style-name="P41"><text:span text:style-name="T37">This has outer tag for </text:span><text:span text:style-name="T38">config</text:span><text:span text:style-name="T37"> and each configuration has a tag of </text:span><text:span text:style-name="T39">sas</text:span><text:span text:style-name="T37">. The name is passed in so that there can be many configurations. <text:s/>The main section is the storage. This should point the location where client configuration can be stored. </text:span><text:span text:style-name="T42">Note that </text:span><text:span text:style-name="T6">independent </text:span><text:span text:style-name="T14">of the ambient server, you can set the </text:span><text:span text:style-name="T40">accessList </text:span><text:span text:style-name="T14">to be a list of hostnames that are restricted. No omitting it or no entries means no restriction is done. The elements are comma separated. </text:span></text:p>
      <text:h text:style-name="P35" text:outline-level="2"><text:soft-page-break/>Adding a client.</text:h>
      <text:p text:style-name="P18">First step is that the client must have configured itself and have a public key. <text:s/><text:span text:style-name="T32">Once you are in the SAS CLI, you simply issue the create command and <text:s/>follow the prompts. You can enter the key information in a variety of formats.</text:span></text:p>
      <text:p text:style-name="P22">Once configured, the client is ready for use.</text:p>
      <text:h text:style-name="P32" text:outline-level="1">Running the CLI</text:h>
      <text:p text:style-name="P19">The SAS CLI is a simple command line tool that can be extended to do work with any SAS extensions you care to write. Flags</text:p>
      <table:table table:name="Table1" table:style-name="Table1">
        <table:table-column table:style-name="Table1.A"/>
        <table:table-column table:style-name="Table1.B"/>
        <table:table-row table:style-name="TableLine93844902868896">
          <table:table-cell table:style-name="Table1.A1" office:value-type="string">
            <text:p text:style-name="P27">flag</text:p>
          </table:table-cell>
          <table:table-cell table:style-name="Table1.A1" office:value-type="string">
            <text:p text:style-name="P27">Description</text:p>
          </table:table-cell>
        </table:table-row>
        <table:table-row table:style-name="TableLine93844903468736">
          <table:table-cell table:style-name="Table1.A1" office:value-type="string">
            <text:p text:style-name="P28">-<text:span text:style-name="T28">cfg</text:span></text:p>
          </table:table-cell>
          <table:table-cell table:style-name="Table1.A1" office:value-type="string">
            <text:p text:style-name="P26">Path to the configuration file</text:p>
          </table:table-cell>
        </table:table-row>
        <table:table-row table:style-name="TableLine93844883009520">
          <table:table-cell table:style-name="Table1.A1" office:value-type="string">
            <text:p text:style-name="P28">-<text:span text:style-name="T28">edit [filename]</text:span></text:p>
          </table:table-cell>
          <table:table-cell table:style-name="Table1.A1" office:value-type="string">
            <text:p text:style-name="P26">Whether to edit the given file. If no file is given you will be prompted for one.</text:p>
          </table:table-cell>
        </table:table-row>
        <table:table-row table:style-name="TableLine93844898142560">
          <table:table-cell table:style-name="Table1.A1" office:value-type="string">
            <text:p text:style-name="P28">--<text:span text:style-name="T28">help</text:span></text:p>
          </table:table-cell>
          <table:table-cell table:style-name="Table1.A1" office:value-type="string">
            <text:p text:style-name="P26">Show general help for the CLI</text:p>
          </table:table-cell>
        </table:table-row>
        <table:table-row table:style-name="TableLine93844890038960">
          <table:table-cell table:style-name="Table1.A1" office:value-type="string">
            <text:p text:style-name="P28">-<text:span text:style-name="T28">v</text:span></text:p>
          </table:table-cell>
          <table:table-cell table:style-name="Table1.A1" office:value-type="string">
            <text:p text:style-name="P26">Increase verbosity.</text:p>
          </table:table-cell>
        </table:table-row>
        <table:table-row table:style-name="TableLine93844895971408">
          <table:table-cell table:style-name="Table1.A1" office:value-type="string">
            <text:p text:style-name="P28">-<text:span text:style-name="T29">print_key</text:span></text:p>
          </table:table-cell>
          <table:table-cell table:style-name="Table1.A1" office:value-type="string">
            <text:p text:style-name="P29">Print the public key then exit. Options are jwk (for JSON web key format) or pkcs for PKCS 5 format. Either of these can be used to register the client. <text:span text:style-name="T30">Note that this requires the -cfg parameter to so it knows where to get the key.</text:span></text:p>
          </table:table-cell>
        </table:table-row>
      </table:table>
      <text:p text:style-name="P19"><text:s/></text:p>
      <text:h text:style-name="Heading_20_2" text:outline-level="2">Client configuration</text:h>
      <text:p text:style-name="P18">Fortunately, the basic command line client has a feature to create a configuration. <text:span text:style-name="T28">The client startup options for configuration are</text:span></text:p>
      <text:p text:style-name="Preformatted_20_Text">-<text:span text:style-name="T28">edit [filename]</text:span></text:p>
      <text:p text:style-name="P19"/>
      <text:p text:style-name="P19">If the file exists, it will allow you to set each of the properties in turn. Follow the instructions on the screen, but the basic functionality is that </text:p>
      <text:p text:style-name="Preformatted_20_Text"><text:span text:style-name="T2">property</text:span> “<text:span text:style-name="T2">old value</text:span>”:&gt;</text:p>
      <text:p text:style-name="Preformatted_20_Text"/>
      <text:p text:style-name="P25">which means that <text:span text:style-name="T28">whatever the </text:span><text:span text:style-name="T5">property </text:span><text:span text:style-name="T11">is has the current </text:span><text:span text:style-name="T5">”old value”. </text:span><text:span text:style-name="T11">If you hit return only, then nothing is changed, otherwise, type in the new value.</text:span></text:p>
      <text:p text:style-name="P25"><text:span text:style-name="T11">Y</text:span><text:span text:style-name="T12">ou will also be prompted to create keys. </text:span><text:span text:style-name="T13">There are options for JSON webkey or PKCS format. JWK is the more modern and is (as of this writing) supplanting the older PKCS formats, but both are still fine.</text:span></text:p>
      <text:p text:style-name="P37"/>
      <text:h text:style-name="Heading_20_3" text:outline-level="3"><text:span text:style-name="T13">I</text:span><text:span text:style-name="T7">nvocation examples</text:span></text:h>
      <text:p text:style-name="P2">Basic sta<text:span text:style-name="T31">r</text:span>tup</text:p>
      <text:p text:style-name="Preformatted_20_Text">sas -cfg fileName</text:p>
      <text:p text:style-name="Preformatted_20_Text"/>
      <text:p text:style-name="P20">Start up the client with the given fileName. Note the fileName must be the complete path</text:p>
      <text:p text:style-name="P2"><text:soft-page-break/>Create a new configuration</text:p>
      <text:p text:style-name="Preformatted_20_Text">sas -edit </text:p>
      <text:p text:style-name="Preformatted_20_Text"/>
      <text:p text:style-name="Heading">Edit an existing configuration</text:p>
      <text:p text:style-name="Preformatted_20_Text">sas -edit fileName</text:p>
      <text:p text:style-name="Heading">Get help</text:p>
      <text:p text:style-name="Preformatted_20_Text">sas --help</text:p>
      <text:p text:style-name="Heading">Print the public key</text:p>
      <text:p text:style-name="Preformatted_20_Text">sas -print_key jwk -cfg fileName</text:p>
      <text:p text:style-name="P20"/>
      <text:h text:style-name="P33" text:outline-level="1">Extending SAS</text:h>
      <text:p text:style-name="P23"><text:span text:style-name="T33">So the entire aim of SAS is to be able to remotely run some piece of code. </text:span><text:span text:style-name="T34">You need to implement the </text:span><text:a xlink:type="simple" xlink:href="https://ncsa.github.io/security-lib/apidocs/edu/uiuc/ncsa/sas/Executable.html" text:style-name="Internet_20_link" text:visited-style-name="Visited_20_Internet_20_Link"><text:span text:style-name="T34">Executable</text:span></text:a><text:span text:style-name="T34"> interface, then extend the </text:span><text:a xlink:type="simple" xlink:href="https://ncsa.github.io/security-lib/apidocs/edu/uiuc/ncsa/sas/SASServlet.html" text:style-name="Internet_20_link" text:visited-style-name="Visited_20_Internet_20_Link"><text:span text:style-name="T34">SASServlet </text:span></text:a><text:span text:style-name="T34">and override the </text:span><text:a xlink:type="simple" xlink:href="https://ncsa.github.io/security-lib/apidocs/edu/uiuc/ncsa/sas/SASServlet.html#createExecutable()" text:style-name="Internet_20_link" text:visited-style-name="Visited_20_Internet_20_Link"><text:span text:style-name="T34">createExecutable</text:span></text:a><text:span text:style-name="T34"> method to return your Executable. The system ships with a really silly </text:span><text:span text:style-name="T35">EchoExecutable that just echos what the user types in, but does do all of the correct logon and logoff actions, so it is a good test to see if you can register a client and use one before you get down to writing your own.</text:span></text:p>
      <text:p text:style-name="P38"/>
      <text:p text:style-name="Preformatted_20_Text"/>
      <text:p text:style-name="P39"/>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7T13:00:05.688676127</meta:creation-date>
    <dc:date>2024-03-03T07:11:56.626650474</dc:date>
    <meta:editing-duration>PT1H33M19S</meta:editing-duration>
    <meta:editing-cycles>12</meta:editing-cycles>
    <meta:generator>LibreOffice/6.4.7.2$Linux_X86_64 LibreOffice_project/40$Build-2</meta:generator>
    <meta:document-statistic meta:table-count="1" meta:image-count="0" meta:object-count="0" meta:page-count="5" meta:paragraph-count="119" meta:word-count="953" meta:character-count="5656" meta:non-whitespace-character-count="4741"/>
  </office:meta>
</office:document-meta>
</file>